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224" calcext:value-type="float">
            <text:p>90.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656" calcext:value-type="float">
            <text:p>90.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136" calcext:value-type="float">
            <text:p>90.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1912" calcext:value-type="float">
            <text:p>92.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8112" calcext:value-type="float">
            <text:p>92.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016" calcext:value-type="float">
            <text:p>92.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928" calcext:value-type="float">
            <text:p>93.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936" calcext:value-type="float">
            <text:p>93.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4792" calcext:value-type="float">
            <text:p>93.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184" calcext:value-type="float">
            <text:p>94.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6984" calcext:value-type="float">
            <text:p>93.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52" calcext:value-type="float">
            <text:p>93.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328" calcext:value-type="float">
            <text:p>94.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1576" calcext:value-type="float">
            <text:p>95.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024" calcext:value-type="float">
            <text:p>95.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3664" calcext:value-type="float">
            <text:p>95.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424" calcext:value-type="float">
            <text:p>94.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848" calcext:value-type="float">
            <text:p>94.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245110475601</text:p>
          </table:table-cell>
          <table:table-cell office:value-type="string" calcext:value-type="string">
            <text:p>D-14-15 15CAA [SD-004A]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28" calcext:value-type="float">
            <text:p>94.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